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7"><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8">Chapter Tw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20:01:40.042000000</dc:date>
    <meta:editing-cycles>37</meta:editing-cycles>
    <meta:generator>LibreOffice/7.4.1.2$Windows_X86_64 LibreOffice_project/3c58a8f3a960df8bc8fd77b461821e42c061c5f0</meta:generator>
    <meta:editing-duration>PT1H15M39S</meta:editing-duration>
    <meta:document-statistic meta:table-count="0" meta:image-count="0" meta:object-count="0" meta:page-count="5" meta:paragraph-count="49" meta:word-count="1246" meta:character-count="6967" meta:non-whitespace-character-count="5534"/>
  </office:meta>
</office:document-meta>
</file>